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3D1CDA62898BD546.png" manifest:media-type="image/png"/>
  <manifest:file-entry manifest:full-path="Pictures/100000010000078100000028E436304F61E7963C.png" manifest:media-type="image/png"/>
  <manifest:file-entry manifest:full-path="Pictures/100000000000050000000500E497F5E3D8C65398.png" manifest:media-type="image/png"/>
  <manifest:file-entry manifest:full-path="Pictures/10000000000007800000043897030F76FC944DBC.png" manifest:media-type="image/png"/>
  <manifest:file-entry manifest:full-path="Pictures/10000000000004A800000500F2EB61FADF47384C.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roman"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6"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7"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8"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9"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0"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2"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4"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6"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3.218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3.364cm"/>
      <style:paragraph-properties style:writing-mode="lr-tb"/>
    </style:style>
    <style:style style:name="pr8" style:family="presentation" style:parent-style-name="Topic_20_Title_20_1-title">
      <style:graphic-properties draw:auto-grow-height="true" fo:min-height="2.888cm"/>
      <style:paragraph-properties style:writing-mode="lr-tb"/>
    </style:style>
    <style:style style:name="pr9" style:family="presentation" style:parent-style-name="Topic_20_Title_20_1-notes">
      <style:graphic-properties draw:fill-color="#ffffff" draw:auto-grow-height="true" fo:min-height="13.364cm"/>
      <style:paragraph-properties style:writing-mode="lr-tb"/>
    </style:style>
    <style:style style:name="pr10" style:family="presentation" style:parent-style-name="Topic_20_Title_20_1_5f_-title">
      <style:graphic-properties draw:auto-grow-height="true" fo:min-height="2.888cm"/>
      <style:paragraph-properties style:writing-mode="lr-tb"/>
    </style:style>
    <style:style style:name="pr11" style:family="presentation" style:parent-style-name="Topic_20_Title_20_1_5f_-notes">
      <style:graphic-properties draw:fill-color="#ffffff" draw:auto-grow-height="true" fo:min-height="13.364cm"/>
      <style:paragraph-properties style:writing-mode="lr-tb"/>
    </style:style>
    <style:style style:name="pr12" style:family="presentation" style:parent-style-name="Topic_20_Title_20_2-title">
      <style:graphic-properties draw:textarea-vertical-align="top" draw:auto-grow-height="true" fo:min-height="4.903cm"/>
      <style:paragraph-properties style:writing-mode="lr-tb"/>
    </style:style>
    <style:style style:name="pr13" style:family="presentation" style:parent-style-name="Topic_20_Title_20_2-notes">
      <style:graphic-properties draw:fill-color="#ffffff" draw:auto-grow-height="true" fo:min-height="13.364cm"/>
      <style:paragraph-properties style:writing-mode="lr-tb"/>
    </style:style>
    <style:style style:name="pr14" style:family="presentation" style:parent-style-name="Topic_20_Title_20_2_5f_-title">
      <style:graphic-properties draw:textarea-vertical-align="top" draw:auto-grow-height="true" fo:min-height="4.903cm"/>
      <style:paragraph-properties style:writing-mode="lr-tb"/>
    </style:style>
    <style:style style:name="pr15" style:family="presentation" style:parent-style-name="Topic_20_Title_20_2_5f_-notes">
      <style:graphic-properties draw:fill-color="#ffffff" draw:auto-grow-height="true" fo:min-height="13.364cm"/>
      <style:paragraph-properties style:writing-mode="lr-tb"/>
    </style:style>
    <style:style style:name="pr16" style:family="presentation" style:parent-style-name="Topic_20_title_20_3-title">
      <style:graphic-properties draw:auto-grow-height="true" fo:min-height="2.596cm"/>
      <style:paragraph-properties style:writing-mode="lr-tb"/>
    </style:style>
    <style:style style:name="pr17" style:family="presentation" style:parent-style-name="Topic_20_title_20_3-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text-properties fo:color="#ffffff" loext:opacity="100%" loext:color-lum-mod="100%" loext:color-lum-off="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text-properties style:font-name="Noto Sans1" fo:font-size="12pt" fo:language="zxx" fo:country="none" style:font-size-asian="12pt" style:font-size-complex="12pt"/>
    </style:style>
    <style:style style:name="P7" style:family="paragraph">
      <style:paragraph-properties fo:text-align="start"/>
      <style:text-properties fo:color="#ffffff" loext:opacity="100%" loext:color-lum-mod="100%" loext:color-lum-off="0%" style:font-name="Noto Sans1" fo:font-size="67pt" fo:language="zxx" fo:country="none" fo:font-weight="bold" style:font-size-asian="67pt" style:font-weight-asian="bold" style:font-size-complex="67pt" style:font-weight-complex="bold"/>
    </style:style>
    <style:style style:name="P8" style:family="paragraph">
      <style:paragraph-properties fo:text-align="start"/>
      <style:text-properties fo:color="#fe7130" loext:opacity="100%" loext:color-lum-mod="100%" loext:color-lum-off="0%" style:font-name="Noto Sans1" fo:language="zxx" fo:country="none" fo:font-weight="bold" style:font-weight-asian="bold" style:font-weight-complex="bold"/>
    </style:style>
    <style:style style:name="P9" style:family="paragraph">
      <loext:graphic-properties draw:fill-color="#ffffff"/>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text-properties fo:color="#ffffff" loext:opacity="100%" loext:color-lum-mod="100%" loext:color-lum-off="0%" style:font-name="Noto Sans1" fo:font-size="12pt" fo:font-weight="bold" style:font-size-asian="12pt" style:font-weight-asian="bold" style:font-size-complex="12pt" style:font-weight-complex="bold"/>
    </style:style>
    <style:style style:name="P12" style:family="paragraph">
      <style:paragraph-properties fo:text-align="center"/>
      <style:text-properties style:font-name="Noto Sans1"/>
    </style:style>
    <style:style style:name="P13" style:family="paragraph">
      <loext:graphic-properties draw:fill="solid" draw:fill-color="#60c4e4"/>
      <style:paragraph-properties fo:text-align="center"/>
      <style:text-properties style:font-name="Noto Sans1"/>
    </style:style>
    <style:style style:name="P14" style:family="paragraph">
      <style:paragraph-properties fo:text-align="start"/>
      <style:text-properties fo:color="#7f59ae" loext:opacity="100%" loext:color-lum-mod="100%" loext:color-lum-off="0%" style:font-name="Noto Sans1" fo:font-size="28pt" fo:font-weight="bold" style:font-size-asian="28pt" style:font-weight-asian="bold" style:font-size-complex="28pt" style:font-weight-complex="bold"/>
    </style:style>
    <style:style style:name="P15" style:family="paragraph">
      <loext:graphic-properties draw:fill="solid" draw:fill-color="#e54b89"/>
      <style:paragraph-properties fo:text-align="center"/>
      <style:text-properties fo:color="#ffffff" loext:opacity="100%" loext:color-lum-mod="100%" loext:color-lum-off="0%" style:font-name="Noto Sans1" fo:font-weight="bold" style:font-weight-asian="bold" style:font-weight-complex="bold"/>
    </style:style>
    <style:style style:name="P16" style:family="paragraph">
      <loext:graphic-properties draw:fill="solid" draw:fill-color="#e54b87"/>
      <style:paragraph-properties fo:text-align="center"/>
      <style:text-properties style:font-name="Noto Sans1"/>
    </style:style>
    <style:style style:name="P17" style:family="paragraph">
      <loext:graphic-properties draw:fill="solid" draw:fill-color="#f8b622"/>
      <style:paragraph-properties fo:text-align="center"/>
      <style:text-properties style:font-name="Noto Sans1" fo:font-size="18pt" fo:font-weight="bold" style:font-size-asian="18pt" style:font-weight-asian="bold" style:font-size-complex="18pt" style:font-weight-complex="bold"/>
    </style:style>
    <style:style style:name="P18" style:family="paragraph">
      <loext:graphic-properties draw:fill="solid" draw:fill-color="#f8b621"/>
      <style:paragraph-properties fo:text-align="center"/>
      <style:text-properties style:font-name="Noto Sans1"/>
    </style:style>
    <style:style style:name="P19" style:family="paragraph">
      <style:paragraph-properties fo:text-align="center"/>
      <style:text-properties fo:color="#7f59ae" loext:opacity="100%" loext:color-lum-mod="100%" loext:color-lum-off="0%" style:font-name="Noto Sans1"/>
    </style:style>
    <style:style style:name="P20" style:family="paragraph">
      <loext:graphic-properties draw:fill="solid" draw:fill-color="#7f59ae"/>
      <style:paragraph-properties fo:text-align="center"/>
      <style:text-properties fo:color="#7f59ae" loext:opacity="100%" loext:color-lum-mod="100%" loext:color-lum-off="0%" style:font-name="Noto Sans1"/>
    </style:style>
    <style:style style:name="P21" style:family="paragraph">
      <loext:graphic-properties draw:fill="solid" draw:fill-color="#7f59ae"/>
      <style:paragraph-properties fo:text-align="center"/>
      <style:text-properties fo:color="#ffffff" loext:opacity="100%" loext:color-lum-mod="100%" loext:color-lum-off="0%" style:font-name="Noto Sans1" fo:font-weight="bold" style:font-weight-asian="bold" style:font-weight-complex="bold"/>
    </style:style>
    <style:style style:name="P22" style:family="paragraph">
      <loext:graphic-properties draw:fill="solid" draw:fill-color="#7f59ae"/>
      <style:paragraph-properties fo:text-align="center"/>
      <style:text-properties style:font-name="Noto Sans1"/>
    </style:style>
    <style:style style:name="P23" style:family="paragraph">
      <style:paragraph-properties fo:text-align="end"/>
    </style:style>
    <style:style style:name="P24" style:family="paragraph">
      <style:paragraph-properties fo:text-align="end"/>
      <style:text-properties fo:color="#60c4e4" loext:opacity="100%" loext:color-lum-mod="100%" loext:color-lum-off="0%" style:font-name="Noto Sans1" fo:font-size="24pt" fo:font-weight="bold" style:font-size-asian="24pt" style:font-size-complex="24pt"/>
    </style:style>
    <style:style style:name="P25" style:family="paragraph">
      <style:paragraph-properties fo:text-align="start"/>
      <style:text-properties fo:color="#c9211e" loext:opacity="100%" loext:color-lum-mod="100%" loext:color-lum-off="0%" style:font-name="Noto Sans1" fo:font-size="22pt" fo:font-weight="bold" style:font-size-asian="22pt" style:font-weight-asian="bold" style:font-size-complex="22pt" style:font-weight-complex="bold"/>
    </style:style>
    <style:style style:name="P26" style:family="paragraph">
      <style:paragraph-properties fo:text-align="end"/>
      <style:text-properties fo:color="#f8b622" loext:opacity="100%" loext:color-lum-mod="100%" loext:color-lum-off="0%" style:font-name="Noto Sans1" fo:font-size="28pt" fo:font-weight="bold" style:font-size-asian="28pt" style:font-weight-asian="bold" style:font-size-complex="28pt" style:font-weight-complex="bold"/>
    </style:style>
    <style:style style:name="P27" style:family="paragraph">
      <style:paragraph-properties fo:text-align="start"/>
      <style:text-properties fo:color="#7f59ae" loext:opacity="100%" loext:color-lum-mod="100%" loext:color-lum-off="0%" style:font-name="Noto Sans1" fo:font-size="22pt" fo:font-weight="bold" style:font-size-asian="22pt" style:font-size-complex="22pt"/>
    </style:style>
    <style:style style:name="P28" style:family="paragraph">
      <loext:graphic-properties draw:fill="solid" draw:fill-color="#7f59ae"/>
      <style:paragraph-properties fo:text-align="center"/>
      <style:text-properties fo:color="#ffff6d" loext:opacity="100%" loext:color-lum-mod="100%" loext:color-lum-off="0%" style:font-name="Noto Sans1" fo:font-weight="bold" style:font-weight-asian="bold" style:font-weight-complex="bold"/>
    </style:style>
    <style:style style:name="P29" style:family="paragraph">
      <style:paragraph-properties fo:text-align="end"/>
      <style:text-properties fo:color="#fe7130" loext:opacity="100%" loext:color-lum-mod="100%" loext:color-lum-off="0%" style:font-name="Noto Sans1" fo:font-size="60pt" fo:font-weight="bold" style:font-size-asian="60pt" style:font-weight-asian="bold" style:font-size-complex="60pt" style:font-weight-complex="bold"/>
    </style:style>
    <style:style style:name="P30" style:family="paragraph">
      <loext:graphic-properties draw:fill="none" draw:fill-color="#ffffff"/>
      <style:text-properties fo:color="#ff8000" loext:opacity="100%" loext:color-lum-mod="100%" loext:color-lum-off="0%" fo:font-size="24pt" fo:font-weight="normal" style:font-size-asian="24pt" style:font-weight-asian="normal" style:font-size-complex="24pt" style:font-weight-complex="normal"/>
    </style:style>
    <style:style style:name="P31" style:family="paragraph">
      <style:paragraph-properties fo:text-align="start"/>
      <style:text-properties fo:color="#60c4e4" loext:opacity="100%" loext:color-lum-mod="100%" loext:color-lum-off="0%" style:font-name="Noto Sans1" fo:font-size="54pt" fo:font-weight="bold" style:font-size-asian="54pt" style:font-weight-asian="bold" style:font-size-complex="54pt" style:font-weight-complex="bold"/>
    </style:style>
    <style:style style:name="P32" style:family="paragraph">
      <loext:graphic-properties draw:fill="solid" draw:fill-color="#f8b620"/>
      <style:paragraph-properties fo:text-align="center"/>
      <style:text-properties fo:color="#7f59ae" loext:opacity="100%" loext:color-lum-mod="100%" loext:color-lum-off="0%" style:font-name="Noto Sans1" fo:font-weight="bold" style:font-weight-asian="bold" style:font-weight-complex="bold"/>
    </style:style>
    <style:style style:name="P33" style:family="paragraph">
      <loext:graphic-properties draw:fill-color="#ffffff"/>
      <style:text-properties fo:font-size="20pt"/>
    </style:style>
    <style:style style:name="P34" style:family="paragraph">
      <style:text-properties fo:color="#5983b0" loext:opacity="100%"/>
    </style:style>
    <style:style style:name="P35" style:family="paragraph">
      <loext:graphic-properties draw:fill="none" draw:fill-color="#ffffff"/>
      <style:text-properties fo:color="#5983b0" loext:opacity="100%" loext:color-lum-mod="100%" loext:color-lum-off="0%" fo:font-size="24pt" fo:font-weight="normal" style:font-size-asian="24pt" style:font-weight-asian="normal" style:font-size-complex="24pt" style:font-weight-complex="normal"/>
    </style:style>
    <style:style style:name="P36" style:family="paragraph">
      <style:paragraph-properties fo:text-align="end"/>
      <style:text-properties fo:color="#e54b89" loext:opacity="100%" loext:color-lum-mod="100%" loext:color-lum-off="0%" style:font-name="Noto Sans1" fo:font-size="60pt" fo:font-weight="bold" style:font-size-asian="60pt" style:font-weight-asian="bold" style:font-size-complex="60pt" style:font-weight-complex="bold"/>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style:font-name="Noto Sans1" fo:font-size="12pt" fo:language="zxx" fo:country="none" style:font-size-asian="12pt" style:font-size-complex="12pt"/>
    </style:style>
    <style:style style:name="T3"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4" style:family="text">
      <style:text-properties fo:color="#ffffff" loext:opacity="100%" style:font-name="Noto Sans1" fo:font-size="18pt" fo:font-weight="bold" style:font-size-asian="18pt" style:font-weight-asian="bold" style:font-size-complex="18pt" style:font-weight-complex="bold"/>
    </style:style>
    <style:style style:name="T5" style:family="text">
      <style:text-properties fo:color="#7f59ae" loext:opacity="100%" style:font-name="Noto Sans1" fo:font-size="22pt" fo:font-weight="bold" style:font-size-asian="22pt" style:font-weight-asian="bold" style:font-size-complex="22pt" style:font-weight-complex="bold"/>
    </style:style>
    <style:style style:name="T6" style:family="text">
      <style:text-properties fo:color="#ffffff" loext:opacity="100%" style:font-name="Noto Sans1" fo:font-weight="bold" style:font-weight-asian="bold" style:font-weight-complex="bold"/>
    </style:style>
    <style:style style:name="T7" style:family="text">
      <style:text-properties style:font-name="Noto Sans1" fo:font-size="18pt" fo:font-weight="bold" style:font-size-asian="18pt" style:font-weight-asian="bold" style:font-size-complex="18pt" style:font-weight-complex="bold"/>
    </style:style>
    <style:style style:name="T8" style:family="text">
      <style:text-properties fo:color="#60c4e4" loext:opacity="100%" style:font-name="Noto Sans1" fo:font-size="22pt" fo:font-weight="bold" style:font-size-asian="22pt" style:font-size-complex="22pt"/>
    </style:style>
    <style:style style:name="T9" style:family="text">
      <style:text-properties fo:color="#c9211e" loext:opacity="100%" fo:font-size="22pt" fo:font-weight="bold" style:font-size-asian="22pt" style:font-weight-asian="bold" style:font-size-complex="22pt" style:font-weight-complex="bold"/>
    </style:style>
    <style:style style:name="T10" style:family="text">
      <style:text-properties fo:color="#f8b622" loext:opacity="100%" style:font-name="Noto Sans1" fo:font-size="22pt" fo:font-weight="bold" style:font-size-asian="22pt" style:font-weight-asian="bold" style:font-size-complex="22pt" style:font-weight-complex="bold"/>
    </style:style>
    <style:style style:name="T11" style:family="text">
      <style:text-properties fo:color="#7f59ae" loext:opacity="100%" style:font-name="Noto Sans1" fo:font-size="22pt" fo:font-weight="bold" style:font-size-asian="22pt" style:font-size-complex="22pt"/>
    </style:style>
    <style:style style:name="T12" style:family="text">
      <style:text-properties fo:color="#ffff6d" loext:opacity="100%" style:font-name="Noto Sans1" fo:font-size="44pt" fo:font-weight="bold" style:font-size-asian="44pt" style:font-weight-asian="bold" style:font-size-complex="44pt" style:font-weight-complex="bold"/>
    </style:style>
    <style:style style:name="T13" style:family="text">
      <style:text-properties fo:color="#fe7130" loext:opacity="100%" style:font-name="Noto Sans1" fo:font-size="60pt" fo:font-weight="bold" style:font-size-asian="60pt" style:font-weight-asian="bold" style:font-size-complex="60pt" style:font-weight-complex="bold"/>
    </style:style>
    <style:style style:name="T14" style:family="text">
      <style:text-properties fo:color="#ff8000" loext:opacity="100%" fo:font-size="24pt" fo:font-weight="normal" style:font-size-asian="24pt" style:font-weight-asian="normal" style:font-size-complex="24pt" style:font-weight-complex="normal"/>
    </style:style>
    <style:style style:name="T15" style:family="text">
      <style:text-properties fo:color="#60c4e4" loext:opacity="100%" style:font-name="Noto Sans1" fo:font-size="48pt" fo:font-weight="bold" style:font-size-asian="48pt" style:font-weight-asian="bold" style:font-size-complex="48pt" style:font-weight-complex="bold"/>
    </style:style>
    <style:style style:name="T16" style:family="text">
      <style:text-properties fo:color="#7f59ae" loext:opacity="100%" style:font-name="Noto Sans1" fo:font-size="44pt" fo:font-weight="bold" style:font-size-asian="44pt" style:font-weight-asian="bold" style:font-size-complex="44pt" style:font-weight-complex="bold"/>
    </style:style>
    <style:style style:name="T17" style:family="text">
      <style:text-properties fo:color="#5983b0" loext:opacity="100%" fo:font-size="24pt" fo:font-weight="normal" style:font-size-asian="24pt" style:font-weight-asian="normal" style:font-size-complex="24pt" style:font-weight-complex="normal"/>
    </style:style>
    <style:style style:name="T18" style:family="text">
      <style:text-properties fo:color="#e54b89" loext:opacity="100%" style:font-name="Noto Sans1" fo:font-size="54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Lasse Sperling</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text:line-break/></text:span><text:span text:style-name="T2"/></text:p>
          </draw:text-box>
        </draw:frame>
        <draw:frame presentation:style-name="pr2" draw:text-style-name="P7" draw:layer="layout" svg:width="9.4cm" svg:height="3.218cm" svg:x="2.2cm" svg:y="3.173cm" presentation:class="title" presentation:user-transformed="true">
          <draw:text-box>
            <text:p text:style-name="P5"><text:span text:style-name="T3">Lean 4</text:span></text:p>
          </draw:text-box>
        </draw:frame>
        <draw:frame presentation:style-name="pr3" draw:text-style-name="P8" draw:layer="layout" svg:width="10.2cm" svg:height="2.118cm" svg:x="2.3cm" svg:y="5.503cm" presentation:class="title" presentation:user-transformed="true">
          <draw:text-box>
            <text:p>Tactics</text:p>
          </draw:text-box>
        </draw:frame>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office:forms form:automatic-focus="false" form:apply-design-mode="false"/>
        <draw:g>
          <draw:polygon draw:style-name="gr5" draw:text-style-name="P11"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4">2</text:span></text:p>
          </draw:polygon>
          <draw:line draw:style-name="gr6" draw:text-style-name="P12" draw:layer="layout" svg:x1="10.144cm" svg:y1="5.916cm" svg:x2="18.536cm" svg:y2="5.916cm">
            <text:p/>
          </draw:line>
          <draw:polygon draw:style-name="gr7" draw:text-style-name="P13"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4" draw:layer="layout" svg:width="6.669cm" svg:height="1.813cm" svg:x="14.032cm" svg:y="1.437cm" presentation:class="title" presentation:user-transformed="true">
          <draw:text-box>
            <text:p text:style-name="P5"><text:span text:style-name="T5">Tactics?</text:span></text:p>
          </draw:text-box>
        </draw:frame>
        <draw:g>
          <draw:polygon draw:style-name="gr8" draw:text-style-name="P15"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3</text:span></text:p>
          </draw:polygon>
          <draw:line draw:style-name="gr9" draw:text-style-name="P12" draw:layer="layout" svg:x1="21.383cm" svg:y1="8.66cm" svg:x2="12.992cm" svg:y2="8.66cm">
            <text:p/>
          </draw:line>
          <draw:polygon draw:style-name="gr10" draw:text-style-name="P16"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1" draw:text-style-name="P17"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7">4</text:span></text:p>
          </draw:polygon>
          <draw:line draw:style-name="gr12" draw:text-style-name="P12" draw:layer="layout" svg:x1="9.973cm" svg:y1="11.39cm" svg:x2="18.365cm" svg:y2="11.39cm">
            <text:p/>
          </draw:line>
          <draw:polygon draw:style-name="gr13" draw:text-style-name="P18"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4" draw:text-style-name="P19" draw:layer="layout" svg:x1="21.386cm" svg:y1="3.036cm" svg:x2="12.995cm" svg:y2="3.036cm">
            <text:p/>
          </draw:line>
          <draw:polygon draw:style-name="gr15" draw:text-style-name="P20"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6" draw:text-style-name="P21"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1</text:span></text:p>
          </draw:polygon>
        </draw:g>
        <draw:g>
          <draw:polygon draw:style-name="gr16" draw:text-style-name="P21"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5</text:span></text:p>
          </draw:polygon>
          <draw:line draw:style-name="gr14" draw:text-style-name="P12" draw:layer="layout" svg:x1="21.383cm" svg:y1="14.003cm" svg:x2="12.992cm" svg:y2="14.003cm">
            <text:p/>
          </draw:line>
          <draw:polygon draw:style-name="gr15" draw:text-style-name="P22"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4" draw:layer="layout" svg:width="7.756cm" svg:height="1.813cm" svg:x="9.962cm" svg:y="4.248cm" presentation:class="title" presentation:user-transformed="true">
          <draw:text-box>
            <text:p text:style-name="P23"><text:span text:style-name="T8">Apply</text:span></text:p>
          </draw:text-box>
        </draw:frame>
        <draw:frame presentation:style-name="pr5" draw:text-style-name="P25" draw:layer="layout" svg:width="7.757cm" svg:height="1.813cm" svg:x="14.032cm" svg:y="7.106cm" presentation:class="title" presentation:user-transformed="true">
          <draw:text-box>
            <text:p text:style-name="P5"><text:span text:style-name="T9">Intro</text:span></text:p>
          </draw:text-box>
        </draw:frame>
        <draw:frame presentation:style-name="pr5" draw:text-style-name="P26" draw:layer="layout" svg:width="7.756cm" svg:height="1.813cm" svg:x="9.962cm" svg:y="9.703cm" presentation:class="title" presentation:user-transformed="true">
          <draw:text-box>
            <text:p text:style-name="P23"><text:span text:style-name="T10">Cases</text:span></text:p>
          </draw:text-box>
        </draw:frame>
        <draw:frame presentation:style-name="pr6" draw:text-style-name="P27" draw:layer="layout" svg:width="9.469cm" svg:height="1.889cm" svg:x="14.032cm" svg:y="12.265cm" presentation:class="title" presentation:user-transformed="true">
          <draw:text-box>
            <text:p text:style-name="P5"><text:span text:style-name="T11">Weitere Tactics</text:span></text:p>
          </draw:text-box>
        </draw:frame>
        <presentation:notes draw:style-name="dp2">
          <draw:page-thumbnail draw:style-name="gr4" draw:layer="layout" svg:width="0.001cm" svg:height="0.001cm" svg:x="0cm" svg:y="2.257cm" draw:page-number="2" presentation:class="page"/>
          <draw:frame presentation:style-name="pr7" draw:text-style-name="P9"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office:forms form:automatic-focus="false" form:apply-design-mode="false"/>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1</text:span></text:p>
        </draw:polygon>
        <draw:frame presentation:style-name="pr8" draw:text-style-name="P29" draw:layer="layout" svg:width="10.8cm" svg:height="2.888cm" svg:x="14.235cm" svg:y="4.742cm" presentation:class="title" presentation:user-transformed="true">
          <draw:text-box>
            <text:p text:style-name="P23"><text:span text:style-name="T13">Tac</text:span><text:span text:style-name="T13">tics</text:span><text:span text:style-name="T13">?</text:span></text:p>
          </draw:text-box>
        </draw:frame>
        <presentation:notes draw:style-name="dp2">
          <draw:page-thumbnail draw:style-name="gr4" draw:layer="layout" svg:width="19.798cm" svg:height="11.136cm" svg:x="0.6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1" draw:master-page-name="Topic_20_Title_20_1_5f_" presentation:presentation-page-layout-name="AL2T1">
        <office:forms form:automatic-focus="false" form:apply-design-mode="false"/>
        <draw:polygon draw:style-name="gr17" draw:text-style-name="P28" draw:layer="layout" svg:width="2.434cm" svg:height="2.355cm" svg:x="24.235cm" svg:y="0.635cm" svg:viewBox="0 0 2435 2356" draw:points="2435,1178 2433,1255 2424,1332 2412,1408 2394,1483 2370,1557 2342,1628 2309,1699 2271,1767 2229,1833 2183,1895 2132,1955 2078,2011 2020,2063 1958,2112 1894,2157 1826,2198 1756,2234 1683,2266 1609,2293 1533,2315 1455,2333 1376,2345 1297,2353 1218,2356 1138,2353 1058,2345 980,2333 902,2315 826,2293 752,2266 679,2234 609,2198 541,2157 476,2112 415,2063 356,2011 302,1955 251,1895 205,1833 163,1767 125,1699 92,1628 64,1557 41,1483 23,1408 10,1332 2,1255 0,1178 2,1101 10,1024 23,948 41,873 64,799 92,728 125,657 163,589 205,523 252,460 302,400 357,344 415,292 476,243 541,198 609,157 679,121 752,89 826,62 902,40 980,23 1058,10 1138,2 1218,0 1297,2 1376,10 1455,23 1533,40 1609,62 1683,89 1756,121 1826,157 1894,198 1958,243 2020,292 2078,344 2132,400 2183,460 2229,523 2271,589 2309,657 2342,728 2370,799 2394,873 2412,948 2424,1024 2433,1101">
          <text:p text:style-name="P1"><text:span text:style-name="T12">1</text:span></text:p>
        </draw:polygon>
        <draw:frame presentation:style-name="pr10" draw:text-style-name="P29" draw:layer="layout" svg:width="10.8cm" svg:height="2.888cm" svg:x="12.7cm" svg:y="0.287cm" presentation:class="title" presentation:user-transformed="true">
          <draw:text-box>
            <text:p text:style-name="P23"><text:span text:style-name="T13">Tactics?</text:span></text:p>
          </draw:text-box>
        </draw:frame>
        <draw:frame draw:style-name="gr18" draw:text-style-name="P30" draw:layer="layout" svg:width="14.738cm" svg:height="4.906cm" svg:x="12.065cm" svg:y="5.715cm">
          <draw:text-box>
            <text:list text:style-name="L1">
              <text:list-item>
                <text:p><text:span text:style-name="T14">Interaktive Beweisführung</text:span></text:p>
                <text:p><text:span text:style-name="T14"/></text:p>
              </text:list-item>
              <text:list-item>
                <text:p><text:span text:style-name="T14">Strukturiertes Aufteilen von Teilzielen</text:span></text:p>
                <text:p><text:span text:style-name="T14"/></text:p>
              </text:list-item>
              <text:list-item>
                <text:p><text:span text:style-name="T14">Erstellen eines Beweisterms</text:span></text:p>
              </text:list-item>
            </text:list>
          </draw:text-box>
        </draw:frame>
        <presentation:notes draw:style-name="dp1">
          <office:forms form:automatic-focus="false" form:apply-design-mode="false"/>
          <draw:page-thumbnail draw:style-name="gr4" draw:layer="layout" svg:width="19.798cm" svg:height="11.136cm" svg:x="0.6cm" svg:y="2.257cm" draw:page-number="4" presentation:class="page"/>
          <draw:frame presentation:style-name="pr11" draw:text-style-name="P9" draw:layer="layout" svg:width="16.799cm" svg:height="13.364cm" svg:x="2.1cm" svg:y="14.107cm" presentation:class="notes" presentation:placeholder="true">
            <draw:text-box/>
          </draw:frame>
        </presentation:notes>
      </draw:page>
      <draw:page draw:name="page5" draw:style-name="dp1" draw:master-page-name="Topic_20_Title_20_2">
        <office:forms form:automatic-focus="false" form:apply-design-mode="false"/>
        <draw:frame presentation:style-name="pr12" draw:text-style-name="P31" draw:layer="layout" svg:width="10.8cm" svg:height="4.903cm" svg:x="6.98cm" svg:y="4.622cm" presentation:class="title" presentation:user-transformed="true">
          <draw:text-box>
            <text:p text:style-name="P5"><text:span text:style-name="T15">Apply</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2</text:span></text:p>
        </draw:polygon>
        <presentation:notes draw:style-name="dp2">
          <draw:page-thumbnail draw:style-name="gr4" draw:layer="layout" svg:width="0.001cm" svg:height="0.001cm" svg:x="0cm" svg:y="2.257cm" draw:page-number="5" presentation:class="page"/>
          <draw:frame presentation:style-name="pr13" draw:text-style-name="P33" draw:layer="layout" svg:width="16.799cm" svg:height="13.364cm" svg:x="2.1cm" svg:y="14.107cm" presentation:class="notes" presentation:placeholder="true">
            <draw:text-box/>
          </draw:frame>
        </presentation:notes>
      </draw:page>
      <draw:page draw:name="page6" draw:style-name="dp1" draw:master-page-name="Topic_20_Title_20_2_5f_">
        <office:forms form:automatic-focus="false" form:apply-design-mode="false"/>
        <draw:frame presentation:style-name="pr14" draw:text-style-name="P31" draw:layer="layout" svg:width="10.8cm" svg:height="4.903cm" svg:x="3.805cm" svg:y="0.177cm" presentation:class="title" presentation:user-transformed="true">
          <draw:text-box>
            <text:p text:style-name="P5"><text:span text:style-name="T15">Apply</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2</text:span></text:p>
        </draw:polygon>
        <draw:frame draw:style-name="gr18" draw:text-style-name="P35" draw:layer="layout" svg:width="14.924cm" svg:height="4.906cm" svg:x="1.137cm" svg:y="5.08cm">
          <draw:text-box>
            <text:list text:style-name="L1">
              <text:list-item>
                <text:p text:style-name="P34"><text:span text:style-name="T17">Interaktives Anwenden einer Funktion</text:span></text:p>
                <text:p text:style-name="P34"><text:span text:style-name="T17"/></text:p>
              </text:list-item>
              <text:list-item>
                <text:p text:style-name="P34"><text:span text:style-name="T17">Anpassen des Ziels</text:span></text:p>
                <text:p text:style-name="P34"><text:span text:style-name="T17"/></text:p>
              </text:list-item>
              <text:list-item>
                <text:p text:style-name="P34"><text:span text:style-name="T17">Erstellen von Zwischenzielen</text:span></text:p>
              </text:list-item>
            </text:list>
          </draw:text-box>
        </draw:frame>
        <presentation:notes draw:style-name="dp1">
          <office:forms form:automatic-focus="false" form:apply-design-mode="false"/>
          <draw:page-thumbnail draw:style-name="gr4" draw:layer="layout" svg:width="0.001cm" svg:height="0.001cm" svg:x="0cm" svg:y="2.257cm" draw:page-number="6" presentation:class="page"/>
          <draw:frame presentation:style-name="pr15" draw:text-style-name="P33" draw:layer="layout" svg:width="16.799cm" svg:height="13.364cm" svg:x="2.1cm" svg:y="14.107cm" presentation:class="notes" presentation:placeholder="true">
            <draw:text-box/>
          </draw:frame>
        </presentation:notes>
      </draw:page>
      <draw:page draw:name="page7" draw:style-name="dp1" draw:master-page-name="Topic_20_title_20_3">
        <office:forms form:automatic-focus="false" form:apply-design-mode="false"/>
        <draw:polygon draw:style-name="gr19" draw:text-style-name="P32"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3</text:span></text:p>
        </draw:polygon>
        <draw:frame presentation:style-name="pr16" draw:text-style-name="P36" draw:layer="layout" svg:width="11.279cm" svg:height="2.596cm" svg:x="0.151cm" svg:y="6.294cm" presentation:class="title" presentation:user-transformed="true">
          <draw:text-box>
            <text:p text:style-name="P23"><text:span text:style-name="T18">Intro</text:span></text:p>
          </draw:text-box>
        </draw:frame>
        <presentation:notes draw:style-name="dp2">
          <draw:page-thumbnail draw:style-name="gr4" draw:layer="layout" svg:width="0.001cm" svg:height="0.001cm" svg:x="0cm" svg:y="2.257cm" draw:page-number="7" presentation:class="page"/>
          <draw:frame presentation:style-name="pr17" draw:text-style-name="P9" draw:layer="layout" svg:width="16.799cm" svg:height="13.364cm" svg:x="2.1cm" svg:y="14.107cm" presentation:class="notes" presentation:placeholder="true">
            <draw:text-box/>
          </draw:frame>
        </presentation:notes>
      </draw:page>
      <draw:page draw:name="page8" draw:style-name="dp1" draw:master-page-name="Topic_20_Title_20_1_5f_" presentation:presentation-page-layout-name="AL2T1">
        <office:forms form:automatic-focus="false" form:apply-design-mode="false"/>
        <draw:frame presentation:style-name="pr10" draw:text-style-name="P29" draw:layer="layout" svg:width="10.8cm" svg:height="2.888cm" svg:x="12.7cm" svg:y="4.742cm" presentation:class="title" presentation:user-transformed="true">
          <draw:text-box>
            <text:p text:style-name="P23"><text:span text:style-name="T13">Cases</text:span></text:p>
          </draw:text-box>
        </draw:frame>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4</text:span></text:p>
        </draw:polygon>
        <presentation:notes draw:style-name="dp2">
          <draw:page-thumbnail draw:style-name="gr4" draw:layer="layout" svg:width="19.798cm" svg:height="11.136cm" svg:x="0.6cm" svg:y="2.257cm" draw:page-number="8" presentation:class="page"/>
          <draw:frame presentation:style-name="pr11" draw:text-style-name="P9" draw:layer="layout" svg:width="16.799cm" svg:height="13.364cm" svg:x="2.1cm" svg:y="14.107cm" presentation:class="notes" presentation:placeholder="true">
            <draw:text-box/>
          </draw:frame>
        </presentation:notes>
      </draw:page>
      <draw:page draw:name="page9" draw:style-name="dp1" draw:master-page-name="Topic_20_Title_20_2_5f_">
        <office:forms form:automatic-focus="false" form:apply-design-mode="false"/>
        <draw:frame presentation:style-name="pr14" draw:text-style-name="P31" draw:layer="layout" svg:width="10.8cm" svg:height="4.903cm" svg:x="6.98cm" svg:y="3.81cm" presentation:class="title" presentation:user-transformed="true">
          <draw:text-box>
            <text:p text:style-name="P5"><text:span text:style-name="T15">Weitere</text:span><text:span text:style-name="T15"><text:line-break/></text:span><text:span text:style-name="T15">Tactics</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5</text:span></text:p>
        </draw:polygon>
        <presentation:notes draw:style-name="dp2">
          <draw:page-thumbnail draw:style-name="gr4" draw:layer="layout" svg:width="0.001cm" svg:height="0.001cm" svg:x="0cm" svg:y="2.257cm" draw:page-number="9" presentation:class="page"/>
          <draw:frame presentation:style-name="pr15" draw:text-style-name="P3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roman"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0" draw:display-name="Bitmap 10" xlink:href="Pictures/10000000000004A800000500F2EB61FADF47384C.png" xlink:type="simple" xlink:show="embed" xlink:actuate="onLoad"/>
    <draw:fill-image draw:name="Bitmap_20_11" draw:display-name="Bitmap 11" xlink:href="Pictures/10000000000007800000043897030F76FC944DBC.png" xlink:type="simple" xlink:show="embed" xlink:actuate="onLoad"/>
    <draw:fill-image draw:name="Bitmap_20_9" draw:display-name="Bitmap 9" xlink:href="Pictures/100000000000050000000500E497F5E3D8C65398.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_5f_-background" style:display-name="Topic Title 1_-background" style:family="presentation">
      <style:graphic-properties draw:stroke="none" draw:fill="none"/>
      <style:text-properties style:letter-kerning="true"/>
    </style:style>
    <style:style style:name="Topic_20_Title_20_1_5f_-backgroundobjects" style:display-name="Topic Title 1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_5f_-notes" style:display-name="Topic Titl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_5f_-outline1" style:display-name="Topic Title 1_-outline1" style:family="presentation">
      <style:graphic-properties draw:stroke="none" draw:fill="none" draw:auto-grow-height="false" draw:fit-to-size="false" style:shrink-to-fit="true" style:writing-mode="page">
        <text:list-style style:name="Topic_20_Title_20_1_5f_-outline1" style:display-name="Topic Titl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outline2" style:display-name="Topic Title 1_-outline2" style:family="presentation" style:parent-style-name="Topic_20_Title_20_1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_5f_-outline3" style:display-name="Topic Title 1_-outline3" style:family="presentation" style:parent-style-name="Topic_20_Title_20_1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_5f_-outline4" style:display-name="Topic Title 1_-outline4" style:family="presentation" style:parent-style-name="Topic_20_Title_20_1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5" style:display-name="Topic Title 1_-outline5" style:family="presentation" style:parent-style-name="Topic_20_Title_20_1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6" style:display-name="Topic Title 1_-outline6" style:family="presentation" style:parent-style-name="Topic_20_Title_20_1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7" style:display-name="Topic Title 1_-outline7" style:family="presentation" style:parent-style-name="Topic_20_Title_20_1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8" style:display-name="Topic Title 1_-outline8" style:family="presentation" style:parent-style-name="Topic_20_Title_20_1_5f_-outline7">
      <style:paragraph-properties fo:margin-top="0.1cm" fo:margin-bottom="0cm"/>
      <style:text-properties fo:font-size="20pt" style:font-size-asian="20pt" style:font-size-complex="20pt"/>
    </style:style>
    <style:style style:name="Topic_20_Title_20_1_5f_-outline9" style:display-name="Topic Title 1_-outline9" style:family="presentation" style:parent-style-name="Topic_20_Title_20_1_5f_-outline8">
      <style:paragraph-properties fo:margin-top="0.1cm" fo:margin-bottom="0cm"/>
      <style:text-properties fo:font-size="20pt" style:font-size-asian="20pt" style:font-size-complex="20pt"/>
    </style:style>
    <style:style style:name="Topic_20_Title_20_1_5f_-subtitle" style:display-name="Topic Title 1_-subtitle" style:family="presentation">
      <style:graphic-properties draw:stroke="none" draw:fill="none" draw:textarea-vertical-align="middle" style:writing-mode="page">
        <text:list-style style:name="Topic_20_Title_20_1_5f_-subtitle" style:display-name="Topic Titl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title" style:display-name="Topic Title 1_-title" style:family="presentation">
      <style:graphic-properties draw:stroke="none" draw:fill="none" draw:textarea-vertical-align="middle" style:writing-mode="page">
        <text:list-style style:name="Topic_20_Title_20_1_5f_-title" style:display-name="Topic Titl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background" style:display-name="Topic Title 2_-background" style:family="presentation">
      <style:graphic-properties draw:stroke="none" draw:fill="none"/>
      <style:text-properties style:letter-kerning="true"/>
    </style:style>
    <style:style style:name="Topic_20_Title_20_2_5f_-backgroundobjects" style:display-name="Topic Title 2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notes" style:display-name="Topic Title 2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outline1" style:display-name="Topic Title 2_-outline1" style:family="presentation">
      <style:graphic-properties draw:stroke="none" draw:fill="none" draw:auto-grow-height="false" draw:fit-to-size="false" style:shrink-to-fit="true" style:writing-mode="page">
        <text:list-style style:name="Topic_20_Title_20_2_5f_-outline1" style:display-name="Topic Title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outline2" style:display-name="Topic Title 2_-outline2" style:family="presentation" style:parent-style-name="Topic_20_Title_20_2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outline3" style:display-name="Topic Title 2_-outline3" style:family="presentation" style:parent-style-name="Topic_20_Title_20_2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outline4" style:display-name="Topic Title 2_-outline4" style:family="presentation" style:parent-style-name="Topic_20_Title_20_2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5" style:display-name="Topic Title 2_-outline5" style:family="presentation" style:parent-style-name="Topic_20_Title_20_2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6" style:display-name="Topic Title 2_-outline6" style:family="presentation" style:parent-style-name="Topic_20_Title_20_2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7" style:display-name="Topic Title 2_-outline7" style:family="presentation" style:parent-style-name="Topic_20_Title_20_2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8" style:display-name="Topic Title 2_-outline8" style:family="presentation" style:parent-style-name="Topic_20_Title_20_2_5f_-outline7">
      <style:paragraph-properties fo:margin-top="0.1cm" fo:margin-bottom="0cm"/>
      <style:text-properties fo:font-size="20pt" style:font-size-asian="20pt" style:font-size-complex="20pt"/>
    </style:style>
    <style:style style:name="Topic_20_Title_20_2_5f_-outline9" style:display-name="Topic Title 2_-outline9" style:family="presentation" style:parent-style-name="Topic_20_Title_20_2_5f_-outline8">
      <style:paragraph-properties fo:margin-top="0.1cm" fo:margin-bottom="0cm"/>
      <style:text-properties fo:font-size="20pt" style:font-size-asian="20pt" style:font-size-complex="20pt"/>
    </style:style>
    <style:style style:name="Topic_20_Title_20_2_5f_-subtitle" style:display-name="Topic Title 2_-subtitle" style:family="presentation">
      <style:graphic-properties draw:stroke="none" draw:fill="none" draw:textarea-vertical-align="middle" style:writing-mode="page">
        <text:list-style style:name="Topic_20_Title_20_2_5f_-subtitle" style:display-name="Topic Title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title" style:display-name="Topic Title 2_-title" style:family="presentation">
      <style:graphic-properties draw:stroke="none" draw:fill="none" draw:textarea-vertical-align="middle" style:writing-mode="page">
        <text:list-style style:name="Topic_20_Title_20_2_5f_-title" style:display-name="Topic Title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Topic_20_Title_20_1_5f_-backgroundobjects">
      <style:graphic-properties draw:stroke="none" draw:fill="none" draw:fill-color="#ffffff" draw:auto-grow-height="false" fo:min-height="1.485cm"/>
      <style:paragraph-properties style:writing-mode="lr-tb"/>
    </style:style>
    <style:style style:name="Mpr33" style:family="presentation" style:parent-style-name="Topic_20_Title_20_1_5f_-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opic_20_Title_20_2_5f_-outline1">
      <style:graphic-properties fo:min-height="9.135cm"/>
      <style:paragraph-properties style:writing-mode="lr-tb"/>
    </style:style>
    <style:style style:name="Mpr35" style:family="presentation" style:parent-style-name="Topic_20_Title_20_2_5f_-backgroundobjects">
      <style:graphic-properties draw:stroke="none" draw:fill="none" draw:fill-color="#ffffff" draw:auto-grow-height="false" fo:min-height="1.485cm"/>
      <style:paragraph-properties style:writing-mode="lr-tb"/>
    </style:style>
    <style:style style:name="Mpr36" style:family="presentation" style:parent-style-name="Topic_20_Title_20_2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text-properties style:font-name="Noto Sans1" fo:font-size="14pt" style:font-size-asian="14pt" style:font-size-complex="14pt"/>
    </style:style>
    <style:style style:name="MP24" style:family="paragraph">
      <style:text-properties style:font-name="Noto Sans1"/>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text:span><text:span text:style-name="MT2">NT</text:span><text:span text:style-name="MT2">EN</text:span><text:span text:style-name="MT2">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5" draw:layer="backgroundobjects" svg:width="13.226cm" svg:height="13.225cm" svg:x="13.073cm" svg:y="1.093cm" svg:viewBox="0 0 13227 13226" svg:d="M0 0c4409 0 8818 0 13227 0 0 4409 0 8817 0 13226-4409 0-8818 0-13227 0 0-4409 0-8817 0-13226z">
          <text:p/>
        </draw:path>
        <draw:path draw:style-name="Mgr32"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6" draw:layer="backgroundobjects" svg:width="11.792cm" svg:height="12.675cm" svg:x="1.944cm" svg:y="1.572cm" svg:viewBox="0 0 11793 12676" svg:d="M0 0c3931 0 7862 0 11793 0 0 4225 0 8451 0 12676-3931 0-7862 0-11793 0 0-4225 0-8451 0-12676z">
        <text:p/>
      </draw:path>
      <draw:path draw:style-name="Mgr33" draw:text-style-name="MP26" draw:layer="backgroundobjects" svg:width="10.386cm" svg:height="11.163cm" svg:x="2.647cm" svg:y="2.328cm" svg:viewBox="0 0 10387 11164" svg:d="M0 0c3462 0 6924 0 10387 0 0 3721 0 7443 0 11164-3463 0-6925 0-10387 0 0-3721 0-7443 0-11164z">
        <text:p/>
      </draw:path>
      <draw:path draw:style-name="Mgr34"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_5f_" style:display-name="Topic Title 1_"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_5f_-title" draw:layer="backgroundobjects" svg:width="25.199cm" svg:height="2.629cm" svg:x="1.301cm" svg:y="0.871cm" presentation:class="title" presentation:placeholder="true">
        <draw:text-box/>
      </draw:frame>
      <draw:frame presentation:style-name="Topic_20_Title_20_1_5f_-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_5f_-title" draw:layer="backgroundobjects" svg:width="0.001cm" svg:height="0.001cm" svg:x="0cm" svg:y="2.257cm" presentation:class="page"/>
        <draw:frame presentation:style-name="Topic_20_Title_20_1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 style:display-name="Topic Title 2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title" draw:layer="backgroundobjects" svg:width="25.199cm" svg:height="2.629cm" svg:x="1.4cm" svg:y="0.628cm" presentation:class="title" presentation:placeholder="true">
        <draw:text-box/>
      </draw:frame>
      <draw:frame presentation:style-name="Mpr34"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_5f_-title" draw:layer="backgroundobjects" svg:width="0.001cm" svg:height="0.001cm" svg:x="0cm" svg:y="2.257cm" presentation:class="page"/>
        <draw:frame presentation:style-name="Topic_20_Title_20_2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7.5.9.2$Linux_X86_64 LibreOffice_project/50$Build-2</meta:generator>
    <meta:creation-date>2024-01-29T01:13:24.355019985</meta:creation-date>
    <meta:editing-duration>PT8H20M50S</meta:editing-duration>
    <meta:editing-cycles>5</meta:editing-cycles>
    <dc:date>2024-01-30T02:49:07.650303891</dc:date>
    <meta:document-statistic meta:object-count="350"/>
  </office:meta>
</office:document-meta>
</file>